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Wingdingsular" svg:font-family="Wingdings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4.506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22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67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41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117cm" fo:min-width="8.46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0.30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8.85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4.8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5.73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3.49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35cm" svg:stroke-color="#000000" draw:stroke-linejoin="miter" svg:stroke-linecap="butt" draw:fill="solid" draw:fill-color="#ffffff" fo:padding-top="0.017cm" fo:padding-bottom="0.017cm" fo:padding-left="0.017cm" fo:padding-right="0.017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064cm" fo:min-width="9.32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0.702cm" fo:padding-top="0cm" fo:padding-bottom="0cm" fo:padding-left="0cm" fo:padding-right="0cm"/>
    </style:style>
    <style:style style:name="gr17" style:family="graphic" style:parent-style-name="standard">
      <style:graphic-properties draw:stroke="solid" svg:stroke-width="0.052cm" svg:stroke-color="#5b9bd5" draw:stroke-linejoin="miter" svg:stroke-linecap="butt" draw:fill="none" fo:padding-top="0.026cm" fo:padding-bottom="0.026cm" fo:padding-left="0.026cm" fo:padding-right="0.026cm"/>
    </style:style>
    <style:style style:name="gr18" style:family="graphic" style:parent-style-name="standard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1.709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002cm" fo:padding-top="0cm" fo:padding-bottom="0cm" fo:padding-left="0cm" fo:padding-right="0cm"/>
    </style:style>
    <style:style style:name="gr21" style:family="graphic" style:parent-style-name="standard">
      <style:graphic-properties draw:stroke="none" draw:fill="solid" draw:fill-color="#0563c1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95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41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654cm" fo:padding-top="0cm" fo:padding-bottom="0cm" fo:padding-left="0cm" fo:padding-right="0cm"/>
    </style:style>
    <style:style style:name="gr25" style:family="graphic" style:parent-style-name="standard">
      <style:graphic-properties draw:stroke="solid" svg:stroke-width="0.017cm" svg:stroke-color="#ffffff" draw:stroke-linejoin="round" svg:stroke-linecap="butt" draw:fill="solid" draw:fill-color="#ffffff" fo:padding-top="0.008cm" fo:padding-bottom="0.008cm" fo:padding-left="0.008cm" fo:padding-right="0.008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38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30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3.57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3.4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fill-color="#ffffff" fo:min-height="0.458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4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/>
      <style:paragraph-properties fo:text-align="start" style:writing-mode="lr-tb"/>
      <style:text-properties fo:font-size="25.8999996185303pt" style:font-size-asian="25.8999996185303pt" style:font-size-complex="25.8999996185303pt"/>
    </style:style>
    <style:style style:name="P7" style:family="paragraph">
      <loext:graphic-properties draw:fill="none"/>
      <style:text-properties fo:font-size="19.8999996185303pt" style:font-size-asian="19.8999996185303pt" style:font-size-complex="19.8999996185303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start" style:writing-mode="lr-tb"/>
      <style:text-properties fo:font-size="19.8999996185303pt" style:font-size-asian="19.8999996185303pt" style:font-size-complex="19.8999996185303pt"/>
    </style:style>
    <style:style style:name="P10" style:family="paragraph">
      <loext:graphic-properties draw:fill="solid" draw:fill-color="#0563c1"/>
    </style:style>
    <style:style style:name="P11" style:family="paragraph">
      <loext:graphic-properties draw:fill="none" draw:fill-color="#ffffff"/>
    </style:style>
    <style:style style:name="T1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2" style:family="text">
      <style:text-properties fo:color="#4472c4" style:font-name="Calibri" fo:font-size="16.1000003814697pt" fo:font-weight="bold" style:font-size-asian="16.1000003814697pt" style:font-name-complex="Calibri" style:font-size-complex="16.1000003814697pt" style:font-weight-complex="bold"/>
    </style:style>
    <style:style style:name="T3" style:family="text">
      <style:text-properties fo:color="#000000" style:font-name="Wingdingsular" fo:font-size="11.1000003814697pt" style:font-size-asian="11.1000003814697pt" style:font-name-complex="Wingdingsular" style:font-size-complex="11.1000003814697pt"/>
    </style:style>
    <style:style style:name="T4" style:family="text">
      <style:text-properties fo:color="#000000" style:font-name="Arial" fo:font-size="11.1000003814697pt" style:font-size-asian="11.1000003814697pt" style:font-name-complex="Arial" style:font-size-complex="11.1000003814697pt"/>
    </style:style>
    <style:style style:name="T5" style:family="text">
      <style:text-properties fo:color="#000000" style:font-name="Calibri" fo:font-size="25.8999996185303pt" fo:font-weight="bold" style:font-size-asian="25.8999996185303pt" style:font-name-complex="Calibri" style:font-size-complex="25.8999996185303pt" style:font-weight-complex="bold"/>
    </style:style>
    <style:style style:name="T6" style:family="text">
      <style:text-properties fo:color="#000000" style:font-name="Calibri" fo:font-size="19.8999996185303pt" fo:font-weight="bold" style:font-size-asian="19.8999996185303pt" style:font-name-complex="Calibri" style:font-size-complex="19.8999996185303pt" style:font-weight-complex="bold"/>
    </style:style>
    <style:style style:name="T7" style:family="text">
      <style:text-properties fo:color="#0563c1" style:font-name="Calibri" fo:font-size="11.1000003814697pt" style:font-size-asian="11.1000003814697pt" style:font-name-complex="Calibri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8cm" svg:x="2.499cm" svg:y="2.50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499cm" svg:y="3.29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499cm" svg:y="3.7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499cm" svg:y="4.2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499cm" svg:y="4.7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499cm" svg:y="5.5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499cm" svg:y="6.312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4.506cm" svg:height="0.661cm" svg:x="2.499cm" svg:y="7.113cm">
          <draw:text-box>
            <text:p text:style-name="P1"><text:span text:style-name="T2">C</text:span><text:span text:style-name="T2">o</text:span><text:span text:style-name="T2">m</text:span><text:span text:style-name="T2">p</text:span><text:span text:style-name="T2">é</text:span><text:span text:style-name="T2">t</text:span><text:span text:style-name="T2">e</text:span><text:span text:style-name="T2">n</text:span><text:span text:style-name="T2">c</text:span><text:span text:style-name="T2">e</text:span><text:span text:style-name="T2">s</text:span><text:span text:style-name="T2"> </text:span></text:p>
          </draw:text-box>
        </draw:frame>
        <draw:frame draw:style-name="gr1" draw:text-style-name="P2" draw:layer="layout" svg:width="0.388cm" svg:height="0.458cm" svg:x="3.134cm" svg:y="8.13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499cm" svg:y="8.641cm">
          <draw:text-box>
            <text:p text:style-name="P1"><text:span text:style-name="T3"></text:span></text:p>
          </draw:text-box>
        </draw:frame>
        <draw:frame draw:style-name="gr3" draw:text-style-name="P2" draw:layer="layout" svg:width="0.388cm" svg:height="0.442cm" svg:x="2.846cm" svg:y="8.65cm">
          <draw:text-box>
            <text:p text:style-name="P1"><text:span text:style-name="T4"><text:s/></text:span></text:p>
          </draw:text-box>
        </draw:frame>
        <draw:frame draw:style-name="gr4" draw:text-style-name="P2" draw:layer="layout" svg:width="10.365cm" svg:height="0.458cm" svg:x="3.134cm" svg:y="8.641cm">
          <draw:text-box>
            <text:p text:style-name="P1"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: </text:span><text:span text:style-name="T1">P</text:span><text:span text:style-name="T1">H</text:span><text:span text:style-name="T1">P</text:span><text:span text:style-name="T1">, </text:span><text:span text:style-name="T1">H</text:span><text:span text:style-name="T1">T</text:span><text:span text:style-name="T1">M</text:span><text:span text:style-name="T1">L</text:span><text:span text:style-name="T1">/</text:span><text:span text:style-name="T1">C</text:span><text:span text:style-name="T1">S</text:span><text:span text:style-name="T1">S</text:span><text:span text:style-name="T1">, </text:span><text:span text:style-name="T1">J</text:span><text:span text:style-name="T1">a</text:span><text:span text:style-name="T1">v</text:span><text:span text:style-name="T1">a</text:span><text:span text:style-name="T1">S</text:span><text:span text:style-name="T1">c</text:span><text:span text:style-name="T1">r</text:span><text:span text:style-name="T1">i</text:span><text:span text:style-name="T1">p</text:span><text:span text:style-name="T1">t</text:span><text:span text:style-name="T1">, </text:span><text:span text:style-name="T1">F</text:span><text:span text:style-name="T1">l</text:span><text:span text:style-name="T1">u</text:span><text:span text:style-name="T1">t</text:span><text:span text:style-name="T1">t</text:span><text:span text:style-name="T1">e</text:span><text:span text:style-name="T1">r</text:span><text:span text:style-name="T1"> </text:span></text:p>
          </draw:text-box>
        </draw:frame>
        <draw:frame draw:style-name="gr1" draw:text-style-name="P2" draw:layer="layout" svg:width="0.388cm" svg:height="0.458cm" svg:x="2.499cm" svg:y="9.158cm">
          <draw:text-box>
            <text:p text:style-name="P1"><text:span text:style-name="T3"></text:span></text:p>
          </draw:text-box>
        </draw:frame>
        <draw:frame draw:style-name="gr3" draw:text-style-name="P2" draw:layer="layout" svg:width="0.388cm" svg:height="0.442cm" svg:x="2.846cm" svg:y="9.167cm">
          <draw:text-box>
            <text:p text:style-name="P1"><text:span text:style-name="T4"><text:s/></text:span></text:p>
          </draw:text-box>
        </draw:frame>
        <draw:frame draw:style-name="gr5" draw:text-style-name="P2" draw:layer="layout" svg:width="4.731cm" svg:height="0.458cm" svg:x="3.134cm" svg:y="9.158cm">
          <draw:text-box>
            <text:p text:style-name="P1"><text:span text:style-name="T1">F</text:span><text:span text:style-name="T1">r</text:span><text:span text:style-name="T1">a</text:span><text:span text:style-name="T1">m</text:span><text:span text:style-name="T1">e</text:span><text:span text:style-name="T1">w</text:span><text:span text:style-name="T1">o</text:span><text:span text:style-name="T1">r</text:span><text:span text:style-name="T1">k</text:span><text:span text:style-name="T1"> </text:span><text:span text:style-name="T1">: </text:span><text:span text:style-name="T1">B</text:span><text:span text:style-name="T1">o</text:span><text:span text:style-name="T1">o</text:span><text:span text:style-name="T1">t</text:span><text:span text:style-name="T1">s</text:span><text:span text:style-name="T1">r</text:span><text:span text:style-name="T1">a</text:span><text:span text:style-name="T1">p</text:span><text:span text:style-name="T1">p</text:span><text:span text:style-name="T1"> </text:span></text:p>
          </draw:text-box>
        </draw:frame>
        <draw:frame draw:style-name="gr1" draw:text-style-name="P2" draw:layer="layout" svg:width="0.388cm" svg:height="0.458cm" svg:x="2.499cm" svg:y="9.666cm">
          <draw:text-box>
            <text:p text:style-name="P1"><text:span text:style-name="T3"></text:span></text:p>
          </draw:text-box>
        </draw:frame>
        <draw:frame draw:style-name="gr3" draw:text-style-name="P2" draw:layer="layout" svg:width="0.388cm" svg:height="0.442cm" svg:x="2.846cm" svg:y="9.675cm">
          <draw:text-box>
            <text:p text:style-name="P1"><text:span text:style-name="T4"><text:s/></text:span></text:p>
          </draw:text-box>
        </draw:frame>
        <draw:frame draw:style-name="gr6" draw:text-style-name="P2" draw:layer="layout" svg:width="8.507cm" svg:height="0.458cm" svg:x="3.134cm" svg:y="9.666cm">
          <draw:text-box>
            <text:p text:style-name="P1"><text:span text:style-name="T1">G</text:span><text:span text:style-name="T1">e</text:span><text:span text:style-name="T1">s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e</text:span><text:span text:style-name="T1">s</text:span><text:span text:style-name="T1"> </text:span><text:span text:style-name="T1">p</text:span><text:span text:style-name="T1">r</text:span><text:span text:style-name="T1">o</text:span><text:span text:style-name="T1">j</text:span><text:span text:style-name="T1">e</text:span><text:span text:style-name="T1">t</text:span><text:span text:style-name="T1">s</text:span><text:span text:style-name="T1"> </text:span><text:span text:style-name="T1">: </text:span><text:span text:style-name="T1">M</text:span><text:span text:style-name="T1">é</text:span><text:span text:style-name="T1">t</text:span><text:span text:style-name="T1">h</text:span><text:span text:style-name="T1">o</text:span><text:span text:style-name="T1">d</text:span><text:span text:style-name="T1">e</text:span><text:span text:style-name="T1"> </text:span><text:span text:style-name="T1">a</text:span><text:span text:style-name="T1">g</text:span><text:span text:style-name="T1">i</text:span><text:span text:style-name="T1">l</text:span><text:span text:style-name="T1">e</text:span><text:span text:style-name="T1"> </text:span><text:span text:style-name="T1">S</text:span><text:span text:style-name="T1">c</text:span><text:span text:style-name="T1">r</text:span><text:span text:style-name="T1">u</text:span><text:span text:style-name="T1">m</text:span><text:span text:style-name="T1"> </text:span></text:p>
          </draw:text-box>
        </draw:frame>
        <draw:frame draw:style-name="gr1" draw:text-style-name="P2" draw:layer="layout" svg:width="0.388cm" svg:height="0.458cm" svg:x="2.499cm" svg:y="10.183cm">
          <draw:text-box>
            <text:p text:style-name="P1"><text:span text:style-name="T3"></text:span></text:p>
          </draw:text-box>
        </draw:frame>
        <draw:frame draw:style-name="gr3" draw:text-style-name="P2" draw:layer="layout" svg:width="0.388cm" svg:height="0.442cm" svg:x="2.846cm" svg:y="10.192cm">
          <draw:text-box>
            <text:p text:style-name="P1"><text:span text:style-name="T4"><text:s/></text:span></text:p>
          </draw:text-box>
        </draw:frame>
        <draw:frame draw:style-name="gr7" draw:text-style-name="P4" draw:layer="layout" svg:width="8.466cm" svg:height="1.117cm" svg:x="3.134cm" svg:y="10.183cm">
          <draw:text-box>
            <text:p text:style-name="P1"><text:span text:style-name="T1">T</text:span><text:span text:style-name="T1">e</text:span><text:span text:style-name="T1">c</text:span><text:span text:style-name="T1">h</text:span><text:span text:style-name="T1">n</text:span><text:span text:style-name="T1">i</text:span><text:span text:style-name="T1">c</text:span><text:span text:style-name="T1">i</text:span><text:span text:style-name="T1">e</text:span><text:span text:style-name="T1">n</text:span><text:span text:style-name="T1"> </text:span><text:span text:style-name="T1">B</text:span><text:span text:style-name="T1">u</text:span><text:span text:style-name="T1">r</text:span><text:span text:style-name="T1">e</text:span><text:span text:style-name="T1">a</text:span><text:span text:style-name="T1">u</text:span><text:span text:style-name="T1">t</text:span><text:span text:style-name="T1">i</text:span><text:span text:style-name="T1">q</text:span><text:span text:style-name="T1">u</text:span><text:span text:style-name="T1">e</text:span><text:span text:style-name="T1"> </text:span></text:p>
            <text:p text:style-name="P1"><text:span text:style-name="T1">E</text:span><text:span text:style-name="T1">s</text:span><text:span text:style-name="T1">p</text:span><text:span text:style-name="T1">r</text:span><text:span text:style-name="T1">i</text:span><text:span text:style-name="T1">t</text:span><text:span text:style-name="T1"> </text:span><text:span text:style-name="T1">d</text:span><text:span text:style-name="T1">’</text:span><text:span text:style-name="T1"> </text:span><text:span text:style-name="T1">é</text:span><text:span text:style-name="T1">q</text:span><text:span text:style-name="T1">u</text:span><text:span text:style-name="T1">i</text:span><text:span text:style-name="T1">p</text:span><text:span text:style-name="T1">e</text:span><text:span text:style-name="T1"> </text:span><text:span text:style-name="T1">e</text:span><text:span text:style-name="T1">t</text:span><text:span text:style-name="T1"> </text:span><text:span text:style-name="T1">L</text:span><text:span text:style-name="T1">e</text:span><text:span text:style-name="T1">a</text:span><text:span text:style-name="T1">d</text:span><text:span text:style-name="T1">e</text:span><text:span text:style-name="T1">r</text:span><text:span text:style-name="T1">s</text:span><text:span text:style-name="T1">h</text:span><text:span text:style-name="T1">i</text:span><text:span text:style-name="T1">p</text:span><text:span text:style-name="T1">s</text:span></text:p>
          </draw:text-box>
        </draw:frame>
        <draw:frame draw:style-name="gr8" draw:text-style-name="P4" draw:layer="layout" svg:width="0.301cm" svg:height="0.625cm" svg:x="2.499cm" svg:y="10.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499cm" svg:y="11.766cm">
          <draw:text-box>
            <text:p text:style-name="P1"><text:span text:style-name="T1"><text:s/></text:span></text:p>
          </draw:text-box>
        </draw:frame>
        <draw:frame draw:style-name="gr9" draw:text-style-name="P3" draw:layer="layout" svg:width="8.858cm" svg:height="0.661cm" svg:x="2.499cm" svg:y="13.067cm">
          <draw:text-box>
            <text:p text:style-name="P1"><text:span text:style-name="T2">E</text:span><text:span text:style-name="T2">x</text:span><text:span text:style-name="T2">p</text:span><text:span text:style-name="T2">é</text:span><text:span text:style-name="T2">r</text:span><text:span text:style-name="T2">i</text:span><text:span text:style-name="T2">e</text:span><text:span text:style-name="T2">n</text:span><text:span text:style-name="T2">c</text:span><text:span text:style-name="T2">e</text:span><text:span text:style-name="T2"> </text:span><text:span text:style-name="T2">p</text:span><text:span text:style-name="T2">r</text:span><text:span text:style-name="T2">o</text:span><text:span text:style-name="T2">f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text:span text:style-name="T2">n</text:span><text:span text:style-name="T2">e</text:span><text:span text:style-name="T2">l</text:span><text:span text:style-name="T2">l</text:span><text:span text:style-name="T2">e</text:span><text:span text:style-name="T2"> </text:span></text:p>
          </draw:text-box>
        </draw:frame>
        <draw:frame draw:style-name="gr3" draw:text-style-name="P2" draw:layer="layout" svg:width="0.388cm" svg:height="0.442cm" svg:x="1.046cm" svg:y="16.896cm">
          <draw:text-box>
            <text:p text:style-name="P1"><text:span text:style-name="T4"><text:s/></text:span></text:p>
          </draw:text-box>
        </draw:frame>
        <draw:frame draw:style-name="gr10" draw:text-style-name="P2" draw:layer="layout" svg:width="8.6cm" svg:height="0.458cm" svg:x="3.134cm" svg:y="14.09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499cm" svg:y="14.612cm">
          <draw:text-box>
            <text:p text:style-name="P1"><text:span text:style-name="T3"></text:span></text:p>
          </draw:text-box>
        </draw:frame>
        <draw:frame draw:style-name="gr3" draw:text-style-name="P2" draw:layer="layout" svg:width="0.388cm" svg:height="0.442cm" svg:x="2.846cm" svg:y="14.621cm">
          <draw:text-box>
            <text:p text:style-name="P1"><text:span text:style-name="T4"><text:s/></text:span></text:p>
          </draw:text-box>
        </draw:frame>
        <draw:frame draw:style-name="gr11" draw:text-style-name="P2" draw:layer="layout" svg:width="14.98cm" svg:height="0.458cm" svg:x="3.134cm" svg:y="14.512cm">
          <draw:text-box>
            <text:p text:style-name="P1"><text:span text:style-name="T1">Le 04/2019 : Contributeur à la refonte du site de l’entreprise ACT AFRIQUE. </text:span></text:p>
          </draw:text-box>
        </draw:frame>
        <draw:frame draw:style-name="gr1" draw:text-style-name="P2" draw:layer="layout" svg:width="0.388cm" svg:height="0.458cm" svg:x="2.499cm" svg:y="15.22cm">
          <draw:text-box>
            <text:p text:style-name="P1"><text:span text:style-name="T3"></text:span></text:p>
          </draw:text-box>
        </draw:frame>
        <draw:frame draw:style-name="gr3" draw:text-style-name="P2" draw:layer="layout" svg:width="0.388cm" svg:height="0.442cm" svg:x="2.846cm" svg:y="15.129cm">
          <draw:text-box>
            <text:p text:style-name="P1"><text:span text:style-name="T4"><text:s/></text:span></text:p>
          </draw:text-box>
        </draw:frame>
        <draw:frame draw:style-name="gr12" draw:text-style-name="P2" draw:layer="layout" svg:width="15.932cm" svg:height="0.458cm" svg:x="3.134cm" svg:y="15.12cm">
          <draw:text-box>
            <text:p text:style-name="P1"><text:span text:style-name="T1">Le 04/2019 : Réalisation d’un site de stratégie digital pour l’ONG OGOOUELABS. </text:span></text:p>
          </draw:text-box>
        </draw:frame>
        <draw:frame draw:style-name="gr1" draw:text-style-name="P2" draw:layer="layout" svg:width="0.388cm" svg:height="0.458cm" svg:x="2.499cm" svg:y="15.9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499cm" svg:y="16.704cm">
          <draw:text-box>
            <text:p text:style-name="P1"><text:span text:style-name="T1"><text:s/></text:span></text:p>
          </draw:text-box>
        </draw:frame>
        <draw:frame draw:style-name="gr13" draw:text-style-name="P3" draw:layer="layout" svg:width="3.49cm" svg:height="0.661cm" svg:x="2.499cm" svg:y="17.504cm">
          <draw:text-box>
            <text:p text:style-name="P1"><text:span text:style-name="T2">Formation </text:span></text:p>
          </draw:text-box>
        </draw:frame>
        <draw:frame draw:style-name="gr1" draw:text-style-name="P2" draw:layer="layout" svg:width="0.388cm" svg:height="0.458cm" svg:x="2.499cm" svg:y="18.52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499cm" svg:y="19.3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499cm" svg:y="20.1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499cm" svg:y="20.90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3.744cm" svg:y="20.90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4.998cm" svg:y="20.90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6.242cm" svg:y="20.90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2.499cm" svg:y="21.701cm">
          <draw:text-box>
            <text:p text:style-name="P1"><text:span text:style-name="T1"><text:s/></text:span></text:p>
          </draw:text-box>
        </draw:frame>
        <draw:polygon draw:style-name="gr14" draw:text-style-name="P5" draw:layer="layout" svg:width="12.647cm" svg:height="2.408cm" svg:x="7.805cm" svg:y="1.878cm" svg:viewBox="0 0 12648 2409" draw:points="0,2409 12648,2409 12648,0 0,0">
          <text:p/>
        </draw:polygon>
        <draw:frame draw:style-name="gr1" draw:text-style-name="P2" draw:layer="layout" svg:width="0.388cm" svg:height="0.458cm" svg:x="2.499cm" svg:y="22.488cm">
          <draw:text-box>
            <text:p text:style-name="P1"><text:span text:style-name="T1"><text:s/></text:span></text:p>
          </draw:text-box>
        </draw:frame>
        <draw:frame draw:style-name="gr15" draw:text-style-name="P6" draw:layer="layout" svg:width="9.324cm" svg:height="1.064cm" svg:x="10.1cm" svg:y="2.436cm">
          <draw:text-box>
            <text:p text:style-name="P1"><text:span text:style-name="T5">Développeur web </text:span></text:p>
          </draw:text-box>
        </draw:frame>
        <draw:frame draw:style-name="gr16" draw:text-style-name="P7" draw:layer="layout" svg:width="0.702cm" svg:height="0.818cm" svg:x="15.687cm" svg:y="2.557cm">
          <draw:text-box>
            <text:p text:style-name="P1"><text:span text:style-name="T6"><text:s/></text:span></text:p>
          </draw:text-box>
        </draw:frame>
        <draw:line draw:style-name="gr17" draw:text-style-name="P8" draw:layer="layout" svg:x1="2.499cm" svg:y1="7.833cm" svg:x2="18.454cm" svg:y2="7.86cm">
          <text:p/>
        </draw:line>
        <draw:polygon draw:style-name="gr18" draw:text-style-name="P5" draw:layer="layout" svg:width="6.797cm" svg:height="2.408cm" svg:x="0.502cm" svg:y="1.878cm" svg:viewBox="0 0 6798 2409" draw:points="0,2409 6798,2409 6798,0 0,0">
          <text:p/>
        </draw:polygon>
        <draw:frame draw:style-name="gr19" draw:text-style-name="P9" draw:layer="layout" svg:width="1.709cm" svg:height="0.818cm" svg:x="17.491cm" svg:y="2.557cm">
          <draw:text-box>
            <text:p text:style-name="P1"><text:span text:style-name="T6"><text:s/></text:span></text:p>
          </draw:text-box>
        </draw:frame>
        <draw:frame draw:style-name="gr20" draw:text-style-name="P2" draw:layer="layout" svg:width="5.086cm" svg:height="0.458cm" svg:x="0.762cm" svg:y="2.018cm">
          <draw:text-box>
            <text:p text:style-name="P1"><text:span text:style-name="T1">MBELA Kevinn Donavann </text:span></text:p>
          </draw:text-box>
        </draw:frame>
        <draw:polygon draw:style-name="gr21" draw:text-style-name="P10" draw:layer="layout" svg:width="3.329cm" svg:height="0.025cm" svg:x="2.024cm" svg:y="2.896cm" svg:viewBox="0 0 3330 26" draw:points="0,26 3330,26 3330,0 0,0">
          <text:p/>
        </draw:polygon>
        <draw:frame draw:style-name="gr22" draw:text-style-name="P2" draw:layer="layout" svg:width="6.035cm" svg:height="0.458cm" svg:x="0.762cm" svg:y="2.493cm">
          <draw:text-box>
            <text:p text:style-name="P1"><text:span text:style-name="T1">E-mail : </text:span><text:span text:style-name="T7">mbalevin@gmail,com</text:span><text:span text:style-name="T1"> </text:span></text:p>
          </draw:text-box>
        </draw:frame>
        <draw:frame draw:style-name="gr23" draw:text-style-name="P2" draw:layer="layout" svg:width="6.441cm" svg:height="0.458cm" svg:x="0.762cm" svg:y="2.967cm">
          <draw:text-box>
            <text:p text:style-name="P1"><text:span text:style-name="T1">Tel : +241 02634114/04569528 </text:span></text:p>
          </draw:text-box>
        </draw:frame>
        <draw:frame draw:style-name="gr24" draw:text-style-name="P2" draw:layer="layout" svg:width="4.718cm" svg:height="0.458cm" svg:x="0.762cm" svg:y="3.441cm">
          <draw:text-box>
            <text:p text:style-name="P1"><text:span text:style-name="T1">Adresse : Nzeng-Ayong </text:span></text:p>
          </draw:text-box>
        </draw:frame>
        <draw:line draw:style-name="gr17" draw:text-style-name="P8" draw:layer="layout" svg:x1="2.499cm" svg:y1="13.884cm" svg:x2="18.454cm" svg:y2="13.911cm">
          <text:p/>
        </draw:line>
        <draw:line draw:style-name="gr17" draw:text-style-name="P8" draw:layer="layout" svg:x1="2.499cm" svg:y1="18.223cm" svg:x2="18.454cm" svg:y2="18.251cm">
          <text:p/>
        </draw:line>
        <draw:polygon draw:style-name="gr25" draw:text-style-name="P5" draw:layer="layout" svg:width="3.36cm" svg:height="1.244cm" svg:x="2.499cm" svg:y="20.617cm" svg:viewBox="0 0 3361 1245" draw:points="0,1245 3361,1245 3361,0 0,0">
          <text:p/>
        </draw:polygon>
        <draw:frame draw:style-name="gr1" draw:text-style-name="P2" draw:layer="layout" svg:width="0.388cm" svg:height="0.458cm" svg:x="0.762cm" svg:y="3.924cm">
          <draw:text-box>
            <text:p text:style-name="P1"><text:span text:style-name="T1"><text:s/></text:span></text:p>
          </draw:text-box>
        </draw:frame>
        <draw:frame draw:style-name="gr26" draw:text-style-name="P2" draw:layer="layout" svg:width="2.385cm" svg:height="0.458cm" svg:x="2.761cm" svg:y="20.769cm">
          <draw:text-box>
            <text:p text:style-name="P1"><text:span text:style-name="T1">2018 <text:s/></text:span></text:p>
          </draw:text-box>
        </draw:frame>
        <draw:polygon draw:style-name="gr25" draw:text-style-name="P5" draw:layer="layout" svg:width="12.118cm" svg:height="1.19cm" svg:x="6.217cm" svg:y="20.644cm" svg:viewBox="0 0 12119 1191" draw:points="0,1191 12119,1191 12119,0 0,0">
          <text:p/>
        </draw:polygon>
        <draw:frame draw:style-name="gr27" draw:text-style-name="P2" draw:layer="layout" svg:width="3.346cm" svg:height="0.458cm" svg:x="2.761cm" svg:y="21.285cm">
          <draw:text-box>
            <text:p text:style-name="P1"><text:span text:style-name="T1">Libreville-Gabon </text:span></text:p>
          </draw:text-box>
        </draw:frame>
        <draw:polygon draw:style-name="gr25" draw:text-style-name="P5" draw:layer="layout" svg:width="3.36cm" svg:height="1.244cm" svg:x="2.499cm" svg:y="22.477cm" svg:viewBox="0 0 3361 1245" draw:points="0,1245 3361,1245 3361,0 0,0">
          <text:p/>
        </draw:polygon>
        <draw:frame draw:style-name="gr28" draw:text-style-name="P2" draw:layer="layout" svg:width="14.679cm" svg:height="0.458cm" svg:x="5.379cm" svg:y="20.686cm">
          <draw:text-box>
            <text:p text:style-name="P1"><text:span text:style-name="T1">Obtention un certificat de maintenance en informatique à ACT Academy <text:s text:c="2"/></text:span></text:p>
          </draw:text-box>
        </draw:frame>
        <draw:polygon draw:style-name="gr25" draw:text-style-name="P5" draw:layer="layout" svg:width="12.118cm" svg:height="1.19cm" svg:x="6.282cm" svg:y="22.504cm" svg:viewBox="0 0 12119 1191" draw:points="0,1191 12119,1191 12119,0 0,0">
          <text:p/>
        </draw:polygon>
        <draw:polygon draw:style-name="gr25" draw:text-style-name="P5" draw:layer="layout" svg:width="3.36cm" svg:height="1.244cm" svg:x="2.499cm" svg:y="18.508cm" svg:viewBox="0 0 3361 1245" draw:points="0,1245 3361,1245 3361,0 0,0">
          <text:p/>
        </draw:polygon>
        <draw:frame draw:style-name="gr26" draw:text-style-name="P2" draw:layer="layout" svg:width="2.398cm" svg:height="0.458cm" svg:x="2.761cm" svg:y="18.661cm">
          <draw:text-box>
            <text:p text:style-name="P1"><text:span text:style-name="T1">2018-2019 <text:s/></text:span></text:p>
          </draw:text-box>
        </draw:frame>
        <draw:polygon draw:style-name="gr25" draw:text-style-name="P5" draw:layer="layout" svg:width="12.118cm" svg:height="1.217cm" svg:x="6.217cm" svg:y="18.528cm" svg:viewBox="0 0 12119 1218" draw:points="0,1218 12119,1218 12119,0 0,0">
          <text:p/>
        </draw:polygon>
        <draw:frame draw:style-name="gr27" draw:text-style-name="P2" draw:layer="layout" svg:width="3.346cm" svg:height="0.458cm" svg:x="2.761cm" svg:y="19.169cm">
          <draw:text-box>
            <text:p text:style-name="P1"><text:span text:style-name="T1">Libreville-Gabon </text:span></text:p>
          </draw:text-box>
        </draw:frame>
        <draw:frame draw:style-name="gr29" draw:text-style-name="P2" draw:layer="layout" svg:width="13.616cm" svg:height="0.458cm" svg:x="6.479cm" svg:y="18.669cm">
          <draw:text-box>
            <text:p text:style-name="P1"><text:span text:style-name="T1">Obtention du Certificat de Développeur web et mobile à l’école 241. </text:span></text:p>
          </draw:text-box>
        </draw:frame>
        <draw:frame draw:style-name="gr30" draw:text-style-name="P11" draw:layer="layout" svg:width="0.304cm" svg:height="0.458cm" svg:x="2.596cm" svg:y="10.787cm">
          <draw:text-box>
            <text:p><text:span text:style-name="T3"></text:span></text:p>
          </draw:text-box>
        </draw:frame>
        <draw:frame draw:style-name="gr1" draw:text-style-name="P2" draw:layer="layout" svg:width="0.388cm" svg:height="0.458cm" svg:x="2.499cm" svg:y="15.863cm">
          <draw:text-box>
            <text:p text:style-name="P1"><text:span text:style-name="T3"></text:span></text:p>
          </draw:text-box>
        </draw:frame>
        <draw:frame draw:style-name="gr1" draw:text-style-name="P2" draw:layer="layout" svg:width="0.388cm" svg:height="0.458cm" svg:x="2.499cm" svg:y="15.163cm">
          <draw:text-box>
            <text:p text:style-name="P1"><text:span text:style-name="T3"></text:span></text:p>
          </draw:text-box>
        </draw:frame>
        <draw:frame draw:style-name="gr12" draw:text-style-name="P2" draw:layer="layout" svg:width="15.737cm" svg:height="0.458cm" svg:x="3.134cm" svg:y="15.72cm">
          <draw:text-box>
            <text:p text:style-name="P1"><text:span text:style-name="T1">Le 20/06/18: Distributeur du journal de Bet241 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Wingdingsular" svg:font-family="Wingdings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8cm" fo:margin-bottom="1cm" fo:margin-left="0.5cm" fo:margin-right="0.5cm" fo:page-width="20.99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13T17:11:09.796235965</dc:date>
    <meta:editing-duration>PT10M31S</meta:editing-duration>
    <meta:editing-cycles>4</meta:editing-cycles>
    <meta:generator>LibreOffice/6.0.7.3$Linux_X86_64 LibreOffice_project/00m0$Build-3</meta:generator>
    <meta:document-statistic meta:object-count="74"/>
  </office:meta>
</office:document-meta>
</file>